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S 201 Handout: Class Inheritanc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7T02:24:20</meta:creation-date>
    <dc:date>2013-06-27T02:36:23</dc:date>
    <meta:editing-duration>PT11M3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" meta:word-count="5" meta:character-count="33" meta:non-whitespace-character-count="29"/>
  </office:meta>
</office:document-meta>
</file>